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466cm" fo:min-width="0.21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465cm" fo:min-width="0.21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465cm" fo:min-width="0.21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466cm" fo:min-width="0.216cm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081cm" svg:stroke-color="#000000" draw:marker-start-width="0.321cm" draw:marker-end="Arrow_20_concave" draw:marker-end-width="0.421cm" draw:fill="none" draw:fill-color="#ffffff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="Arrow_20_concave" draw:marker-end-width="0.421cm" draw:fill="none" draw:fill-color="#ffffff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23cm" svg:height="1.124cm" svg:x="1.401cm" svg:y="2.9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23cm" svg:height="1.123cm" svg:x="4.012cm" svg:y="1.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122cm" svg:height="1.123cm" svg:x="4.124cm" svg:y="3.478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24cm" svg:height="1.124cm" svg:x="6.734cm" svg:y="1.94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23cm" svg:height="1.123cm" svg:x="3.941cm" svg:y="5.33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23cm" svg:height="1.123cm" svg:x="6.776cm" svg:y="4.36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.342cm" svg:y1="3.127cm" svg:x2="4.026cm" svg:y2="1.948cm">
          <text:p/>
        </draw:line>
        <draw:line draw:style-name="gr5" draw:text-style-name="P3" draw:layer="layout" svg:x1="2.594cm" svg:y1="3.534cm" svg:x2="4.152cm" svg:y2="4.082cm">
          <text:p/>
        </draw:line>
        <draw:line draw:style-name="gr6" draw:text-style-name="P3" draw:layer="layout" svg:x1="2.356cm" svg:y1="3.871cm" svg:x2="4.111cm" svg:y2="5.569cm">
          <text:p/>
        </draw:line>
        <draw:line draw:style-name="gr6" draw:text-style-name="P3" draw:layer="layout" svg:x1="5.275cm" svg:y1="3.983cm" svg:x2="6.749cm" svg:y2="2.481cm">
          <text:p/>
        </draw:line>
        <draw:line draw:style-name="gr6" draw:text-style-name="P3" draw:layer="layout" svg:x1="5.149cm" svg:y1="1.906cm" svg:x2="6.763cm" svg:y2="2.51cm">
          <text:p/>
        </draw:line>
        <draw:line draw:style-name="gr6" draw:text-style-name="P3" draw:layer="layout" svg:x1="5.065cm" svg:y1="5.949cm" svg:x2="6.96cm" svg:y2="5.3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é Santanchè</meta:initial-creator>
    <meta:creation-date>2019-06-04T07:37:07.193293622</meta:creation-date>
    <dc:date>2019-06-04T08:41:36.655472699</dc:date>
    <dc:creator>André Santanchè</dc:creator>
    <meta:editing-duration>PT30M30S</meta:editing-duration>
    <meta:editing-cycles>3</meta:editing-cycles>
    <meta:generator>LibreOffice/6.1.5.2$Linux_X86_64 LibreOffice_project/10$Build-2</meta:generator>
    <meta:document-statistic meta:object-count="12"/>
  </office:meta>
</office:document-meta>
</file>